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Helvetica, Arial, sans-serif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fo:font-size="12pt" officeooo:rsid="002065e2" officeooo:paragraph-rsid="002065e2" style:font-size-asian="12pt" style:font-size-complex="12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size="12pt" officeooo:rsid="002065e2" officeooo:paragraph-rsid="0021ae12" style:font-size-asian="12pt" style:font-size-complex="12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font-size="12pt" officeooo:rsid="002065e2" officeooo:paragraph-rsid="002298d9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font-size="12pt" officeooo:rsid="002298d9" officeooo:paragraph-rsid="002298d9" style:font-size-asian="12pt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font-size="12pt" officeooo:rsid="002298d9" officeooo:paragraph-rsid="0025d92e" style:font-size-asian="12pt" style:font-size-complex="12pt"/>
    </style:style>
    <style:style style:name="P6" style:family="paragraph" style:parent-style-name="Standard">
      <style:paragraph-properties fo:line-height="100%" fo:text-align="justify" style:justify-single-word="false"/>
      <style:text-properties style:font-name="Arial" fo:font-size="12pt" officeooo:rsid="002298d9" officeooo:paragraph-rsid="0025d92e" style:font-size-asian="12pt" style:font-size-complex="12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size="12pt" officeooo:rsid="0025d92e" officeooo:paragraph-rsid="0025d92e" style:font-size-asian="12pt" style:font-size-complex="12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font-size="12pt" officeooo:rsid="0025d92e" officeooo:paragraph-rsid="002749df" style:font-size-asian="12pt" style:font-size-complex="12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font-size="12pt" officeooo:rsid="0025d92e" officeooo:paragraph-rsid="00276ae8" style:font-size-asian="12pt" style:font-size-complex="12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fo:font-size="12pt" officeooo:rsid="00276ae8" officeooo:paragraph-rsid="00276ae8" style:font-size-asian="12pt" style:font-size-complex="12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rial" fo:font-size="12pt" officeooo:rsid="0021ae12" officeooo:paragraph-rsid="0021ae12" style:font-size-asian="12pt" style:font-size-complex="12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fo:font-size="12pt" officeooo:rsid="0021ae12" officeooo:paragraph-rsid="002298d9" style:font-size-asian="12pt" style:font-size-complex="12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" fo:font-size="12pt" officeooo:rsid="002749df" officeooo:paragraph-rsid="002749df" style:font-size-asian="12pt" style:font-size-complex="12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" fo:font-size="12pt" officeooo:rsid="002749df" officeooo:paragraph-rsid="00276ae8" style:font-size-asian="12pt" style:font-size-complex="12pt"/>
    </style:style>
    <style:style style:name="P15" style:family="paragraph" style:parent-style-name="Standard">
      <style:paragraph-properties fo:line-height="150%" fo:text-align="justify" style:justify-single-word="false"/>
      <style:text-properties fo:font-variant="normal" fo:text-transform="none" fo:color="#4d7aff" style:font-name="Helvetica Neue" fo:font-size="9pt" fo:letter-spacing="normal" fo:font-style="normal" fo:font-weight="normal" officeooo:rsid="002298d9" officeooo:paragraph-rsid="0025d92e" style:font-size-asian="12pt" style:font-size-complex="12pt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" fo:font-size="12pt" officeooo:rsid="002065e2" officeooo:paragraph-rsid="002065e2" style:font-size-asian="12pt" style:font-size-complex="12pt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rial" fo:font-size="12pt" officeooo:rsid="002b8047" officeooo:paragraph-rsid="002b8047" style:font-size-asian="12pt" style:font-size-complex="12pt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Arial" fo:font-size="12pt" officeooo:rsid="002b8047" officeooo:paragraph-rsid="002d45d0" style:font-size-asian="12pt" style:font-size-complex="12pt"/>
    </style:style>
    <style:style style:name="T1" style:family="text">
      <style:text-properties officeooo:rsid="0021ae1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1ae12" style:font-style-asian="italic" style:font-style-complex="italic"/>
    </style:style>
    <style:style style:name="T4" style:family="text">
      <style:text-properties officeooo:rsid="0025d92e"/>
    </style:style>
    <style:style style:name="T5" style:family="text">
      <style:text-properties officeooo:rsid="002749df"/>
    </style:style>
    <style:style style:name="T6" style:family="text">
      <style:text-properties officeooo:rsid="00276ae8"/>
    </style:style>
    <style:style style:name="T7" style:family="text">
      <style:text-properties fo:font-variant="normal" fo:text-transform="none" fo:color="#000000" style:font-name="Arial" fo:letter-spacing="normal" fo:font-style="normal" fo:font-weight="normal"/>
    </style:style>
    <style:style style:name="T8" style:family="text">
      <style:text-properties fo:font-variant="normal" fo:text-transform="none" fo:color="#000000" style:font-name="Arial" fo:letter-spacing="normal" fo:font-style="normal" fo:font-weight="normal" officeooo:rsid="0029bd9f"/>
    </style:style>
    <style:style style:name="T9" style:family="text">
      <style:text-properties fo:font-variant="normal" fo:text-transform="none" fo:color="#000000" style:font-name="Arial" fo:letter-spacing="normal" fo:font-style="normal" fo:font-weight="bold"/>
    </style:style>
    <style:style style:name="T10" style:family="text">
      <style:text-properties officeooo:rsid="002d45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INTRODUÇÃO</text:p>
      <text:p text:style-name="P17"/>
      <text:p text:style-name="P17"/>
      <text:p text:style-name="P18"><text:tab/>Os requisitos definem as necessidades dos clientes e por isso se tornam o principal item para etapa de especificação de software. Através desse trabalho ser<text:span text:style-name="T10">ão</text:span> apresentado<text:span text:style-name="T10">s</text:span> <text:span text:style-name="T10">os </text:span>fundamento<text:span text:style-name="T10">s</text:span> teóricos sobre requisitos de software e seus tipos. <text:span text:style-name="T10">A abordagem conceitual visa trazer os conhecimentos básicos para tarefas subsequentes, tendo como premissa que o conceito de requisito é essencial para analisar o mesmo. <text:s/></text:span><text:s/></text:p>
      <text:p text:style-name="P18"><text:tab/>Também será abordad<text:span text:style-name="T10">a</text:span> a avaliação do site <text:span text:style-name="T10">Hotel Urbano, definindo 30 requisitos do mesmo e analisando como os mesmos foram atendidos pelo site. A escolha do site foi feita pelo estudo de uma abordagem simulada previamente definida, onde uma família busca um site de reserva e pesquisas de hotéis. </text:span></text:p>
      <text:p text:style-name="P18"><text:span text:style-name="T10"><text:tab/>Essa análise irá permitir um estudo de como os requisitos agem em um produto de software já finalizado, observando se eles foram previamente identificados ou não e se foram tratados da forma correta para melhor atender o cliente. Também é almejado o objetivo de identificar se o site atende ou não os requisitos da família em questão.</text:span></text:p>
      <text:p text:style-name="P18"><text:tab/><text:span text:style-name="T10">A ordem de apresentação dos temas será a mesma apresentada aqui. Ainda será apresentada as conclusões finais, indicando se os objetivos do trabalho foram ou não alcançados. <text:s/></text:span></text:p>
      <text:p text:style-name="P17"><text:tab/></text:p>
      <text:p text:style-name="P1"/>
      <text:p text:style-name="P1"/>
      <text:p text:style-name="P1"/>
      <text:p text:style-name="P1">1 Requisitos</text:p>
      <text:p text:style-name="P1"/>
      <text:p text:style-name="P1"/>
      <text:p text:style-name="P1"><text:tab/>Os requisitos de um sistema/produto de software dizem respeito as necessidades do cliente e como essas precisam ser atendidas dentro do produto final a ser desenvolvido. Assim como Somerville (2011) cita que “os requisitos de um sistema são as descrições do que o sistema deve fazer, os serviços que oferece e as restrições a seu funcionamento.”</text:p>
      <text:p text:style-name="P1"><text:tab/>O termo requisito pode ser definido em mais de um tipo, devido a <text:span text:style-name="T1">grande</text:span> abrangência <text:span text:style-name="T1">do mesmo. Um requisito pode ser detalhado de forma mais ou menos profunda, causando assim, dúvidas com relação a sua especificação correta. Segundo Wiegers (1999) </text:span><text:span text:style-name="T3">“no clear, unambiguous undestarding of term 'requirements' exists”</text:span><text:span text:style-name="T1">. <text:s/>Em </text:span><text:soft-page-break/><text:span text:style-name="T1">tradução livre, não existe uma declaração clara ou um entendimento não ambíguo do termo 'requisitos'. Com o uso dos tipos corretos é possível analisar a profundidade com maior facilidade. </text:span></text:p>
      <text:p text:style-name="P1"><text:tab/><text:span text:style-name="T1">O requisito deve ser abstraído de forma que represente a necessidade sem a solução ser predefinida em um primeiro caso. Em um próximo momento o requisito seŕa melhor detalhado em forma de descrição de uma funcionalidade, sendo usado pelo desenvolvedor para um entendimento do que deve ser desenvolvido e para que alguns dos </text:span><text:span text:style-name="T3">stakeholders</text:span><text:span text:style-name="T1"> envolvidos com regras de funcionamento do software, possam ter um entendimento completo da solução que será implementada. <text:s/></text:span></text:p>
      <text:p text:style-name="P1"/>
      <text:p text:style-name="P1"/>
      <text:p text:style-name="P11">1.1 Requisitos de usuário</text:p>
      <text:p text:style-name="P2"/>
      <text:p text:style-name="P2"/>
      <text:p text:style-name="P3"><text:tab/><text:span text:style-name="T1">Os requisitos de usuários são mais gerais, usam de linguagem mais direta, não importando detalhes ou processos de implementação. Segundo Wiegers (1999) “</text:span><text:span text:style-name="T3">user requirements describe tasks the users must be able to accomplish with the product.</text:span><text:span text:style-name="T1">” Wiegers cita que os usuários deverão ter disponíveis algumas tarefas dentro do sistema, e que essas tarefas descrevem os requisitos de usuário. </text:span></text:p>
      <text:p text:style-name="P3"><text:span text:style-name="T1"><text:tab/>Essa apresentação dos requisitos faz com que a leitura para determinados leitores do projeto de software (pessoas que terão acesso ao documento de requisitos) seja facilitada, apresentando apenas pontos importantes e relevantes para estes. Os leitores dos requisitos de usuário são pessoas não interessadas em como o produto será desenvolvido, mas sim o que ele irá cumprir. </text:span></text:p>
      <text:p text:style-name="P12"><text:tab/>Somerville (2011) afirma que “... são declarações em uma linguagem natural com diagramas, de quais serviços o sistema deverá fornecer a seus usuários e as restrições com quais este deverá operar.” O uso de diagramas facilita a visualização e até mesmo a escrita <text:s/>para pessoas mesmo leigas, fazendo com que o cliente consiga demonstrar os requisitos.</text:p>
      <text:p text:style-name="P3"/>
      <text:p text:style-name="P4">1.3 Requisitos de sistema</text:p>
      <text:p text:style-name="P4"/>
      <text:p text:style-name="P4"/>
      <text:p text:style-name="P5"><text:tab/>Os requisitos de sistema utilizam uma linguagem mais detalhada. Este poderá ser utilizado por leitores mais interessados na forma detalhada do desenvolvimento do <text:soft-page-break/>software. Eles representaram os processos e regras de negócio <text:span text:style-name="T4">para cada funcionalidade. Segundo Somerville (2011) os requisitos de sistema “... <text:s/>são descrições mais detalhadas <text:s/>das funções, srviços e restrições operacionais dos sistemas de software.” </text:span></text:p>
      <text:p text:style-name="P5"><text:tab/><text:span text:style-name="T4">O nível de detalhamento nesse formato de requisito irá facilitar a observação de leitores que precisam entender o funcionamento do sistema de forma mais intensa, atingindo assim os desenvolvedores que através dos requisitos de sistema entenderão aquilo que deverá ser implementado. </text:span></text:p>
      <text:p text:style-name="P5"/>
      <text:p text:style-name="P5"/>
      <text:p text:style-name="P10">1.4 Requisitos de negócios</text:p>
      <text:p text:style-name="P10"/>
      <text:p text:style-name="P10"/>
      <text:p text:style-name="P10"><text:tab/>Wiegers (1999) cita ainda requisitos de negócio, uma tradução livre para <text:span text:style-name="T2">bussines requirements</text:span>. Estes ficariam acima dos requisitos de usuário, gerando um primeiro contato do cliente com a organização que prestará o serviço de desenvolvimento.</text:p>
      <text:p text:style-name="P10"><text:tab/>Os requisitos de negócio utilizam objetivos de alto nível da organização que está solicitando o produto de software. Normalmente a utilização dos requisitos de negócio geram documentos com o escopo e a visão do produto a ser desenvolvido. <text:s/></text:p>
      <text:p text:style-name="P5"/>
      <text:p text:style-name="P5"/>
      <text:p text:style-name="P5"/>
      <text:p text:style-name="P5"/>
      <text:p text:style-name="P5"/>
      <text:p text:style-name="P7">1.5 Requisitos Funcionais e não funcionais</text:p>
      <text:p text:style-name="P7"/>
      <text:p text:style-name="P7"/>
      <text:p text:style-name="P8"><text:tab/>Os requisitos funcionais e não funci<text:span text:style-name="T5">o</text:span>nais são assim caracterizados para ajudar na definição do que será acessível ao usuário do sistema como uma ação e aquilo que será desenvolvido <text:span text:style-name="T5">para ser executado sem a percepção do usuário, realizando integrações com normas da instituição, normas de padronização e/ou regras da aplicação como disponibilidade, confiança, usabilidade, etc. Essa divisão permite analisar o que será entregue como uma necessidade para o cliente realizar suas tarefas, como cita Wiegers (1999) em tradução livre, “os requisitos funcionais definem funcionalidades do software que o programadores devem desenvolver no produto para permitir aos usuários completar sua tarefas...”.</text:span></text:p>
      <text:p text:style-name="P13"><text:soft-page-break/><text:tab/>Os requisitos não funcionais não ficam visíveis para os clientes, não são como uma <text:s/>funcionalidade requerida para uma ação, mas sim como define Somerville (2011) “... propriedades emergentes do sistema, como confiabilidade, tempo de resposta <text:s/>e ocupação de área.” Muitas vezes um requisito de usuário é que o sistema tenha uma boa usabilidade, essa questão não faz referência a uma página ou ação do sistema, mas sim como um resultado de todo o processo de implementação do sistema. </text:p>
      <text:p text:style-name="P14"><text:tab/>Os requisitos não funcionais ainda são definidos como requisitos de produto, organizacionais e externos. </text:p>
      <text:p text:style-name="P14"><text:tab/>Os requisitos de produtos dizem respeito ao comportamento do produto em si, podendo restringir ou especificando o mesmo. Questões como desempenho, taxa de falha, usabilidade, etc. </text:p>
      <text:p text:style-name="P14"><text:tab/>Requisitos de organizacionais dizem respeito a normas da organização que irá adquirir o mesmo, como forma de login através do cadastro da empresa, tempo de utilização do sistema. Os requisitos organizacionais ainda dizem respeito aos requisitos da organização que irá desenvolver o sistema, por exemplo, a linguagem de programação a ser utilizada é um requisitos não funcional organizacional.</text:p>
      <text:p text:style-name="P9"><text:tab/><text:span text:style-name="T6">Requisitos não funcionais externos são aqueles definidos por entidades externas ao cliente e a empresa desenvolvedora, como por exemplo, a ISO. Através de normas a ISO pode definir requisitos para qualidade do sistema. Outros exemplos são orgãos regulamentadores como a receita federal. Segundo Somerville (2011) “esse tipo abrange todos os requisitos que derivam de fatores externos ao sistema e seu processo de desenvolvimento”.</text:span></text:p>
      <text:p text:style-name="P5"><text:tab/> <text:s/></text:p>
      <text:p text:style-name="P6"><text:span text:style-name="T7">SOMERVILLE, Ian. </text:span><text:span text:style-name="Strong_20_Emphasis"><text:span text:style-name="T9">Engenharia de software. </text:span></text:span><text:span text:style-name="T7">9. ed. São Paulo, </text:span><text:span text:style-name="T8">SP</text:span><text:span text:style-name="T7">: Pearson Prentice Hall, 2011. 529 p.</text:span></text:p>
      <text:p text:style-name="P6"><text:span text:style-name="T7">WIEGERS, Karl E. </text:span><text:span text:style-name="Strong_20_Emphasis"><text:span text:style-name="T9">Software Requirements.</text:span></text:span><text:span text:style-name="T7">Redmond, Washington: Microsoft Press, 1999. 350 p.</text:span>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Helvetica, Arial, sans-serif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Beber</meta:initial-creator>
    <meta:creation-date>2015-03-21T14:12:35.747080987</meta:creation-date>
    <dc:date>2015-03-24T20:34:21.191849296</dc:date>
    <dc:creator>Jonathan Beber</dc:creator>
    <meta:editing-duration>PT1H31M22S</meta:editing-duration>
    <meta:editing-cycles>5</meta:editing-cycles>
    <meta:generator>LibreOffice/4.3.5.2.0$Linux_X86_64 LibreOffice_project/430$Build-2</meta:generator>
    <meta:document-statistic meta:table-count="0" meta:image-count="0" meta:object-count="0" meta:page-count="4" meta:paragraph-count="30" meta:word-count="1128" meta:character-count="7450" meta:non-whitespace-character-count="6302"/>
  </office:meta>
</office:document-meta>
</file>